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5" style:family="paragraph" style:parent-style-name="Table_20_Contents">
      <style:paragraph-properties fo:margin-top="0cm" fo:margin-bottom="0.499cm" style:contextual-spacing="false" fo:text-align="justify" style:justify-single-word="false"/>
      <style:text-properties fo:font-weight="bold"/>
    </style:style>
    <style:style style:name="P6" style:family="paragraph" style:parent-style-name="Table_20_Contents">
      <style:paragraph-properties fo:margin-top="0cm" fo:margin-bottom="0.499cm" style:contextual-spacing="false" fo:text-align="justify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font-weight="bold"/>
    </style:style>
    <style:style style:name="P13" style:family="paragraph" style:parent-style-name="Text_20_body" style:list-style-name="L3">
      <style:text-properties fo:font-weight="bold"/>
    </style:style>
    <style:style style:name="P14" style:family="paragraph" style:parent-style-name="Text_20_body" style:list-style-name="L7">
      <style:paragraph-properties fo:margin-top="0cm" fo:margin-bottom="0cm" style:contextual-spacing="false"/>
      <style:text-properties fo:font-weight="bold"/>
    </style:style>
    <style:style style:name="P15" style:family="paragraph" style:parent-style-name="Text_20_body" style:list-style-name="L8">
      <style:paragraph-properties fo:margin-top="0cm" fo:margin-bottom="0cm" style:contextual-spacing="false"/>
      <style:text-properties fo:font-weight="bold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1"/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 style:list-style-name="L12">
      <style:paragraph-properties fo:margin-top="0cm" fo:margin-bottom="0cm" style:contextual-spacing="false" fo:text-align="justify" style:justify-single-word="false"/>
    </style:style>
    <style:style style:name="P33" style:family="paragraph" style:parent-style-name="Text_20_body" style:list-style-name="L12">
      <style:paragraph-properties fo:text-align="justify" style:justify-single-word="false"/>
    </style:style>
    <style:style style:name="P34" style:family="paragraph" style:parent-style-name="Text_20_body" style:list-style-name="L13">
      <style:paragraph-properties fo:margin-top="0cm" fo:margin-bottom="0cm" style:contextual-spacing="false" fo:text-align="justify" style:justify-single-word="false"/>
    </style:style>
    <style:style style:name="P35" style:family="paragraph" style:parent-style-name="Text_20_body" style:list-style-name="L13">
      <style:paragraph-properties fo:text-align="justify" style:justify-single-word="false"/>
    </style:style>
    <style:style style:name="P36" style:family="paragraph" style:parent-style-name="Text_20_body" style:list-style-name="L14">
      <style:paragraph-properties fo:margin-top="0cm" fo:margin-bottom="0cm" style:contextual-spacing="false" fo:text-align="justify" style:justify-single-word="false"/>
    </style:style>
    <style:style style:name="P37" style:family="paragraph" style:parent-style-name="Text_20_body" style:list-style-name="L14">
      <style:paragraph-properties fo:text-align="justify" style:justify-single-word="false"/>
    </style:style>
    <style:style style:name="P38" style:family="paragraph" style:parent-style-name="Text_20_body" style:list-style-name="L15">
      <style:paragraph-properties fo:margin-top="0cm" fo:margin-bottom="0cm" style:contextual-spacing="false" fo:text-align="justify" style:justify-single-word="false"/>
    </style:style>
    <style:style style:name="P39" style:family="paragraph" style:parent-style-name="Text_20_body" style:list-style-name="L15">
      <style:paragraph-properties fo:text-align="justify" style:justify-single-word="false"/>
    </style:style>
    <style:style style:name="P40" style:family="paragraph" style:parent-style-name="Text_20_body" style:list-style-name="L16">
      <style:paragraph-properties fo:margin-top="0cm" fo:margin-bottom="0cm" style:contextual-spacing="false" fo:text-align="justify" style:justify-single-word="false"/>
    </style:style>
    <style:style style:name="P41" style:family="paragraph" style:parent-style-name="Text_20_body" style:list-style-name="L16">
      <style:paragraph-properties fo:text-align="justify" style:justify-single-word="false"/>
    </style:style>
    <style:style style:name="P42" style:family="paragraph" style:parent-style-name="Text_20_body" style:list-style-name="L17"/>
    <style:style style:name="P43" style:family="paragraph" style:parent-style-name="Text_20_body" style:list-style-name="L17">
      <style:paragraph-properties fo:margin-top="0cm" fo:margin-bottom="0cm" style:contextual-spacing="false"/>
    </style:style>
    <style:style style:name="P44" style:family="paragraph" style:parent-style-name="Text_20_body" style:list-style-name="L18"/>
    <style:style style:name="P45" style:family="paragraph" style:parent-style-name="Text_20_body" style:list-style-name="L18">
      <style:paragraph-properties fo:margin-top="0cm" fo:margin-bottom="0cm" style:contextual-spacing="false"/>
    </style:style>
    <style:style style:name="P46" style:family="paragraph" style:parent-style-name="Text_20_body" style:list-style-name="L19"/>
    <style:style style:name="P47" style:family="paragraph" style:parent-style-name="Text_20_body" style:list-style-name="L19">
      <style:paragraph-properties fo:margin-top="0cm" fo:margin-bottom="0cm" style:contextual-spacing="false"/>
    </style:style>
    <style:style style:name="P48" style:family="paragraph" style:parent-style-name="Text_20_body" style:list-style-name="L20"/>
    <style:style style:name="P49" style:family="paragraph" style:parent-style-name="Text_20_body" style:list-style-name="L20">
      <style:paragraph-properties fo:margin-top="0cm" fo:margin-bottom="0cm" style:contextual-spacing="false"/>
    </style:style>
    <style:style style:name="P50" style:family="paragraph" style:parent-style-name="Text_20_body" style:list-style-name="L21"/>
    <style:style style:name="P51" style:family="paragraph" style:parent-style-name="Text_20_body" style:list-style-name="L21">
      <style:paragraph-properties fo:margin-top="0cm" fo:margin-bottom="0cm" style:contextual-spacing="false"/>
    </style:style>
    <style:style style:name="P52" style:family="paragraph" style:parent-style-name="Text_20_body" style:list-style-name="L22"/>
    <style:style style:name="P53" style:family="paragraph" style:parent-style-name="Text_20_body" style:list-style-name="L22">
      <style:paragraph-properties fo:margin-top="0cm" fo:margin-bottom="0cm" style:contextual-spacing="false"/>
    </style:style>
    <style:style style:name="P54" style:family="paragraph" style:parent-style-name="Text_20_body" style:list-style-name="L23"/>
    <style:style style:name="P55" style:family="paragraph" style:parent-style-name="Text_20_body" style:list-style-name="L23">
      <style:paragraph-properties fo:margin-top="0cm" fo:margin-bottom="0cm" style:contextual-spacing="false"/>
    </style:style>
    <style:style style:name="P56" style:family="paragraph" style:parent-style-name="Text_20_body" style:list-style-name="L24"/>
    <style:style style:name="P57" style:family="paragraph" style:parent-style-name="Text_20_body" style:list-style-name="L24">
      <style:paragraph-properties fo:margin-top="0cm" fo:margin-bottom="0cm" style:contextual-spacing="false"/>
    </style:style>
    <style:style style:name="P58" style:family="paragraph" style:parent-style-name="Text_20_body" style:list-style-name="L25"/>
    <style:style style:name="P59" style:family="paragraph" style:parent-style-name="Text_20_body" style:list-style-name="L25">
      <style:paragraph-properties fo:margin-top="0cm" fo:margin-bottom="0cm" style:contextual-spacing="false"/>
    </style:style>
    <style:style style:name="P60" style:family="paragraph" style:parent-style-name="Text_20_body" style:list-style-name="L26"/>
    <style:style style:name="P61" style:family="paragraph" style:parent-style-name="Text_20_body" style:list-style-name="L26">
      <style:paragraph-properties fo:margin-top="0cm" fo:margin-bottom="0cm" style:contextual-spacing="false"/>
    </style:style>
    <style:style style:name="P62" style:family="paragraph" style:parent-style-name="Text_20_body" style:list-style-name="L27"/>
    <style:style style:name="P63" style:family="paragraph" style:parent-style-name="Text_20_body" style:list-style-name="L27">
      <style:paragraph-properties fo:margin-top="0cm" fo:margin-bottom="0cm" style:contextual-spacing="false"/>
    </style:style>
    <style:style style:name="P64" style:family="paragraph" style:parent-style-name="Text_20_body" style:list-style-name="L28"/>
    <style:style style:name="P65" style:family="paragraph" style:parent-style-name="Text_20_body" style:list-style-name="L28">
      <style:paragraph-properties fo:margin-top="0cm" fo:margin-bottom="0cm" style:contextual-spacing="false"/>
    </style:style>
    <style:style style:name="P66" style:family="paragraph" style:parent-style-name="Text_20_body" style:list-style-name="L29"/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P68" style:family="paragraph" style:parent-style-name="Text_20_body" style:list-style-name="L30"/>
    <style:style style:name="P69" style:family="paragraph" style:parent-style-name="Text_20_body" style:list-style-name="L30">
      <style:paragraph-properties fo:margin-top="0cm" fo:margin-bottom="0cm" style:contextual-spacing="false"/>
    </style:style>
    <style:style style:name="P70" style:family="paragraph" style:parent-style-name="Text_20_body" style:list-style-name="L31"/>
    <style:style style:name="P71" style:family="paragraph" style:parent-style-name="Text_20_body" style:list-style-name="L31">
      <style:paragraph-properties fo:margin-top="0cm" fo:margin-bottom="0cm" style:contextual-spacing="false"/>
    </style:style>
    <style:style style:name="P72" style:family="paragraph" style:parent-style-name="Text_20_body" style:list-style-name="L32"/>
    <style:style style:name="P73" style:family="paragraph" style:parent-style-name="Text_20_body" style:list-style-name="L32">
      <style:paragraph-properties fo:margin-top="0cm" fo:margin-bottom="0cm" style:contextual-spacing="false"/>
    </style:style>
    <style:style style:name="P74" style:family="paragraph" style:parent-style-name="Text_20_body" style:list-style-name="L33"/>
    <style:style style:name="P75" style:family="paragraph" style:parent-style-name="Text_20_body" style:list-style-name="L33">
      <style:paragraph-properties fo:margin-top="0cm" fo:margin-bottom="0cm" style:contextual-spacing="false"/>
    </style:style>
    <style:style style:name="P76" style:family="paragraph" style:parent-style-name="Text_20_body" style:list-style-name="L34"/>
    <style:style style:name="P77" style:family="paragraph" style:parent-style-name="Text_20_body" style:list-style-name="L34">
      <style:paragraph-properties fo:margin-top="0cm" fo:margin-bottom="0cm" style:contextual-spacing="false"/>
    </style:style>
    <style:style style:name="P78" style:family="paragraph" style:parent-style-name="Text_20_body" style:list-style-name="L35"/>
    <style:style style:name="P79" style:family="paragraph" style:parent-style-name="Text_20_body" style:list-style-name="L35">
      <style:paragraph-properties fo:margin-top="0cm" fo:margin-bottom="0cm" style:contextual-spacing="false"/>
    </style:style>
    <style:style style:name="P80" style:family="paragraph" style:parent-style-name="Text_20_body" style:list-style-name="L36"/>
    <style:style style:name="P81" style:family="paragraph" style:parent-style-name="Text_20_body" style:list-style-name="L36">
      <style:paragraph-properties fo:margin-top="0cm" fo:margin-bottom="0cm" style:contextual-spacing="false"/>
    </style:style>
    <style:style style:name="P82" style:family="paragraph" style:parent-style-name="Text_20_body" style:list-style-name="L37"/>
    <style:style style:name="P83" style:family="paragraph" style:parent-style-name="Text_20_body" style:list-style-name="L38"/>
    <style:style style:name="P84" style:family="paragraph" style:parent-style-name="Text_20_body" style:list-style-name="L39"/>
    <style:style style:name="P85" style:family="paragraph" style:parent-style-name="Text_20_body" style:list-style-name="L40"/>
    <style:style style:name="P86" style:family="paragraph" style:parent-style-name="Text_20_body" style:list-style-name="L41"/>
    <style:style style:name="P87" style:family="paragraph" style:parent-style-name="Text_20_body" style:list-style-name="L42"/>
    <style:style style:name="P88" style:family="paragraph" style:parent-style-name="Text_20_body" style:list-style-name="L43"/>
    <style:style style:name="P89" style:family="paragraph" style:parent-style-name="Text_20_body" style:list-style-name="L44"/>
    <style:style style:name="P90" style:family="paragraph" style:parent-style-name="Text_20_body" style:list-style-name="L45"/>
    <style:style style:name="P91" style:family="paragraph" style:parent-style-name="Text_20_body" style:list-style-name="L46"/>
    <style:style style:name="P92" style:family="paragraph" style:parent-style-name="Text_20_body" style:list-style-name="L47"/>
    <style:style style:name="P93" style:family="paragraph" style:parent-style-name="Text_20_body" style:list-style-name="L47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 base nas fontes fornecidas, apresento a <text:span text:style-name="Strong_20_Emphasis">Apostila de Estudo Mestra: Fundamentos e Teorias da Administração</text:span>. Este material foi compilado com o rigor de um editor acadêmico, expandindo cada conceito ao máximo permitido pelos dados, estruturado para fornecer uma compreensão profunda e técnica da disciplina.</text:p>
      <text:p text:style-name="Horizontal_20_Line"/>
      <text:h text:style-name="Heading_20_1" text:outline-level="1"><text:span text:style-name="Strong_20_Emphasis">Plano de Ensino Detalhado</text:span></text:h>
      <text:p text:style-name="Text_20_body"><text:span text:style-name="Strong_20_Emphasis">Objetivo Geral:</text:span> Capacitar o estudante a compreender a administração como ciência social aplicada, dominando desde seus fundamentos conceituais e históricos até as modernas técnicas de gestão, liderança e análise ambiental.Frederik Taylor (1856-1915) foi um engenheiro mecânico dos Estados Unidos, que, no início do século XX, tornou-se o precursor da Administração Científica. Seu livro Os princípios da Administração Científica, publicado em 1911, criou o movimento chamado de Taylorismo.</text:p>
      <text:p text:style-name="Text_20_body"/>
      <text:p text:style-name="Text_20_body">O Taylorismo teve grande importância para o desenvolvimento da Administração, especialmente para a administração da produção e para a administração de pessoas, pois criou um modelo eficiente e de alta produtividade na linha de produção, que simultaneamente reduzia custos.</text:p>
      <text:p text:style-name="Text_20_body"/>
      <text:p text:style-name="Text_20_body">No que se refere às principais inovações de Frederik Taylor na administração da produção, avalie as alternativas a seguir:</text:p>
      <text:p text:style-name="Text_20_body"/>
      <text:p text:style-name="Text_20_body">I. A racionalização da produção por meio da utilização de métodos científicos.</text:p>
      <text:p text:style-name="Text_20_body"/>
      <text:p text:style-name="Text_20_body">II. A divisão das tarefas dos trabalhadores, com aumento de eficiência da produtividade.</text:p>
      <text:p text:style-name="Text_20_body"/>
      <text:p text:style-name="Text_20_body">III. A redução de custos e do tempo de execução das tarefas.IV. As atividades de planejamento, preparo, execução e controle para as tarefas da produção.</text:p>
      <text:p text:style-name="Text_20_body"/>
      <text:p text:style-name="Text_20_body">Considerando a Administração Científica de Taylor, é correto o que se afirma em:</text:p>
      <text:p text:style-name="Text_20_body"/>
      <text:p text:style-name="Text_20_body">I e II, apenas.</text:p>
      <text:p text:style-name="Text_20_body"/>
      <text:p text:style-name="Text_20_body">I e III, apenas.</text:p>
      <text:p text:style-name="Text_20_body"/>
      <text:p text:style-name="Text_20_body">I, II e III, apenas.</text:p>
      <text:p text:style-name="Text_20_body"/>
      <text:p text:style-name="Text_20_body"><text:soft-page-break/>I, II e IV, apenas.</text:p>
      <text:p text:style-name="Text_20_body"/>
      <text:p text:style-name="Text_20_body">I, II, III e IV.</text:p>
      <text:p text:style-name="Text_20_body"><text:span text:style-name="Strong_20_Emphasis">Estrutura Curricular:</text:span></text:p>
      <text:list text:style-name="L17">
        <text:list-item>
          <text:p text:style-name="P42"><text:span text:style-name="Strong_20_Emphasis">Módulo 1: A Ciência da Administração e a Natureza das Organizações</text:span></text:p>
          <text:list>
            <text:list-item>
              <text:p text:style-name="P43">Definições ontológicas e pragmáticas de administração e gestão. </text:p>
            </text:list-item>
            <text:list-item>
              <text:p text:style-name="P43">O conceito de Organização como sistema de trabalho. </text:p>
            </text:list-item>
            <text:list-item>
              <text:p text:style-name="P43">Indicadores de Desempenho: A dicotomia e a síntese entre Eficiência e Eficácia. </text:p>
            </text:list-item>
            <text:list-item>
              <text:p text:style-name="P43">A Estratificação Hierárquica: Níveis Institucional, Intermediário e Operacional. </text:p>
            </text:list-item>
            <text:list-item>
              <text:p text:style-name="P43">O Ciclo do Processo Administrativo: Planejamento, Organização, Direção/Liderança e Controle. </text:p>
            </text:list-item>
          </text:list>
        </text:list-item>
        <text:list-item>
          <text:p text:style-name="P42"><text:span text:style-name="Strong_20_Emphasis">Módulo 2: O Ambiente Organizacional e a Visão Sistêmica</text:span></text:p>
          <text:list>
            <text:list-item>
              <text:p text:style-name="P43">Teoria dos Sistemas aplicada à administração (Entradas, Processamento, Saídas, Retroação). </text:p>
            </text:list-item>
            <text:list-item>
              <text:p text:style-name="P43">Análise do Macroambiente (Geral): Variáveis Demográficas, Econômicas, Naturais, Tecnológicas, Políticas e Socioculturais. </text:p>
            </text:list-item>
            <text:list-item>
              <text:p text:style-name="P43">Análise do Microambiente (Tarefa): Clientes, Fornecedores, Concorrentes e Agências Reguladoras. </text:p>
            </text:list-item>
          </text:list>
        </text:list-item>
        <text:list-item>
          <text:p text:style-name="P42"><text:span text:style-name="Strong_20_Emphasis">Módulo 3: A Gênese do Pensamento Administrativo (Escola Clássica)</text:span></text:p>
          <text:list>
            <text:list-item>
              <text:p text:style-name="P43">Contexto Histórico: Da Revolução Agrícola à Revolução Industrial. </text:p>
            </text:list-item>
            <text:list-item>
              <text:p text:style-name="P43">Administração Científica (Taylor): Racionalização, ORT e Homo Economicus. </text:p>
            </text:list-item>
            <text:list-item>
              <text:p text:style-name="P43">Fordismo (Ford): Produção em Massa, Padronização e Verticalização. </text:p>
            </text:list-item>
            <text:list-item>
              <text:p text:style-name="P43">Teoria Clássica (Fayol): Funções da Empresa, Princípios de Gestão e Estrutura. </text:p>
            </text:list-item>
            <text:list-item>
              <text:p text:style-name="P43">Teoria da Burocracia (Weber): Racionalidade Legal, Impessoalidade e Tipos de Dominação. </text:p>
            </text:list-item>
          </text:list>
        </text:list-item>
        <text:list-item>
          <text:p text:style-name="P42"><text:span text:style-name="Strong_20_Emphasis">Módulo 4: A Humanização e a Modernização da Gestão</text:span></text:p>
          <text:list>
            <text:list-item>
              <text:p text:style-name="P43">Escola das Relações Humanas: A Experiência de Hawthorne e a Organização Informal. </text:p>
            </text:list-item>
            <text:list-item>
              <text:p text:style-name="P43">Teorias Motivacionais e Liderança: Maslow, Herzberg e Estilos de Gestão. </text:p>
            </text:list-item>
            <text:list-item>
              <text:p text:style-name="P43">A Era da Qualidade: Inspeção, Controle Estatístico e Qualidade Total. </text:p>
            </text:list-item>
            <text:list-item>
              <text:p text:style-name="P43">Modelo Japonês (Toyotismo): Just-in-Time, Kaizen e Produção Enxuta. </text:p>
            </text:list-item>
          </text:list>
        </text:list-item>
        <text:list-item>
          <text:p text:style-name="P42"><text:span text:style-name="Strong_20_Emphasis">Módulo 5: Estratégia, Mudança e Cultura Organizacional</text:span></text:p>
          <text:list>
            <text:list-item>
              <text:p text:style-name="P43">Planejamento Estratégico: Diagnóstico, Cenários e Ferramentas (Matriz BCG, Força Motriz). </text:p>
            </text:list-item>
            <text:list-item>
              <text:p text:style-name="P43">Tipologia de Estruturas: Mecanicistas vs. Orgânicas. </text:p>
            </text:list-item>
            <text:list-item>
              <text:p text:style-name="P43">Cultura Organizacional: O Iceberg Cultural e a Identidade Corporativa. </text:p>
            </text:list-item>
            <text:list-item>
              <text:p text:style-name="P42">Gestão da Mudança: Resistência, Resiliência e Desenvolvimento Organizacional (DO). </text:p>
            </text:list-item>
          </text:list>
        </text:list-item>
      </text:list>
      <text:p text:style-name="Horizontal_20_Line"/>
      <text:h text:style-name="Heading_20_1" text:outline-level="1"><text:soft-page-break/><text:span text:style-name="Strong_20_Emphasis">Desenvolvimento dos Capítulos</text:span></text:h>
      <text:h text:style-name="Heading_20_2" text:outline-level="2"><text:span text:style-name="Strong_20_Emphasis">Módulo 1: A Ciência da Administração e a Natureza das OrganizaçõesFrederik Taylor (1856-1915) foi um engenheiro mecânico dos Estados Unidos, que, no início do século XX, tornou-se o precursor da Administração Científica. Seu livro Os princípios da Administração Científica, publicado em 1911, criou o movimento chamado de Taylorismo.</text:span></text:h>
      <text:p text:style-name="Text_20_body"><text:span text:style-name="Strong_20_Emphasis"/></text:p>
      <text:p text:style-name="Text_20_body"><text:span text:style-name="Strong_20_Emphasis">O Taylorismo teve grande importância para o desenvolvimento da Administração, especialmente para a administração da produção e para a administração de pessoas, pois criou um modelo eficiente e de alta produtividade na linha de produção, que simultaneamente reduzia custos.</text:span></text:p>
      <text:p text:style-name="Text_20_body"><text:span text:style-name="Strong_20_Emphasis"/></text:p>
      <text:p text:style-name="Text_20_body"><text:span text:style-name="Strong_20_Emphasis">No que se refere às principais inovações de Frederik Taylor na administração da produção, avalie as alternativas a seguir:</text:span></text:p>
      <text:p text:style-name="Text_20_body"><text:span text:style-name="Strong_20_Emphasis"/></text:p>
      <text:p text:style-name="Text_20_body"><text:span text:style-name="Strong_20_Emphasis">I. A racionalização da produção por meio da utilização de métodos científicos.</text:span></text:p>
      <text:p text:style-name="Text_20_body"><text:span text:style-name="Strong_20_Emphasis"/></text:p>
      <text:p text:style-name="Text_20_body"><text:span text:style-name="Strong_20_Emphasis">II. A divisão das tarefas dos trabalhadores, com aumento de eficiência da produtividade.</text:span></text:p>
      <text:p text:style-name="Text_20_body"><text:span text:style-name="Strong_20_Emphasis"/></text:p>
      <text:p text:style-name="Text_20_body"><text:span text:style-name="Strong_20_Emphasis">III. A redução de custos e do tempo de execução das tarefas.IV. As atividades de planejamento, preparo, execução e controle para as tarefas da produção.</text:span></text:p>
      <text:p text:style-name="Text_20_body"><text:span text:style-name="Strong_20_Emphasis"/></text:p>
      <text:p text:style-name="Text_20_body"><text:span text:style-name="Strong_20_Emphasis">Considerando a Administração Científica de Taylor, é correto o que se afirma em:</text:span></text:p>
      <text:p text:style-name="Text_20_body"><text:span text:style-name="Strong_20_Emphasis"/></text:p>
      <text:p text:style-name="Text_20_body"><text:span text:style-name="Strong_20_Emphasis">I e II, apenas.</text:span></text:p>
      <text:p text:style-name="Text_20_body"><text:span text:style-name="Strong_20_Emphasis"/></text:p>
      <text:p text:style-name="Text_20_body"><text:span text:style-name="Strong_20_Emphasis">I e III, apenas.</text:span></text:p>
      <text:p text:style-name="Text_20_body"><text:span text:style-name="Strong_20_Emphasis"/></text:p>
      <text:p text:style-name="Text_20_body"><text:span text:style-name="Strong_20_Emphasis">I, II e III, apenas.</text:span></text:p>
      <text:p text:style-name="Text_20_body"><text:span text:style-name="Strong_20_Emphasis"/></text:p>
      <text:p text:style-name="Text_20_body"><text:span text:style-name="Strong_20_Emphasis">I, II e IV, apenas.</text:span></text:p>
      <text:p text:style-name="Text_20_body"><text:span text:style-name="Strong_20_Emphasis"/></text:p>
      <text:p text:style-name="Text_20_body"><text:soft-page-break/><text:span text:style-name="Strong_20_Emphasis">I, II, III e IV.</text:span></text:p>
      <text:h text:style-name="Heading_20_3" text:outline-level="3"><text:span text:style-name="Strong_20_Emphasis">1.1. Definições Fundamentais e Distinções Terminológicas</text:span></text:h>
      <text:p text:style-name="Text_20_body">A administração não é um ato isolado, mas um processo dinâmico e contínuo de tomar decisões sobre objetivos e a utilização de recursos. Segundo Maximiano, administrar é o processo de colocar em prática decisões que visam alcançar fins específicos através do esforço coletivo.</text:p>
      <text:p text:style-name="Text_20_body">É imperativo distinguir <text:span text:style-name="Strong_20_Emphasis">Administração</text:span> de <text:span text:style-name="Strong_20_Emphasis">Gestão</text:span>, embora os termos sejam frequentemente usados como sinônimos. Uma análise aprofundada baseada no Discurso do Sujeito Coletivo (DSC) revela nuances cruciais:</text:p>
      <text:list text:style-name="L18">
        <text:list-item>
          <text:p text:style-name="P45"><text:span text:style-name="Strong_20_Emphasis">Administração:</text:span> Refere-se às concepções macroestratégicas. É o estabelecimento de metas e a arquitetura da organização para garantir seu desenvolvimento e sobrevivência. Possui um caráter de ciência social, arte e tecnologia, focando na estruturação e na visão de longo prazo. A administração lida com a concepção. </text:p>
        </text:list-item>
        <text:list-item>
          <text:p text:style-name="P44"><text:span text:style-name="Strong_20_Emphasis">Gestão:</text:span> Refere-se à prática e à execução. É a garantia de que as ações cotidianas estejam alinhadas com as concepções administrativas. A gestão está intrinsecamente ligada à tomada de decisão imediata, à liderança de pessoas e à obtenção de resultados práticos de forma eficiente e eficaz. </text:p>
        </text:list-item>
      </text:list>
      <text:p text:style-name="Text_20_body"><text:span text:style-name="Strong_20_Emphasis">A Natureza da Organização:</text:span> Uma organização é definida como uma entidade social, deliberadamente estruturada, composta por pessoas que trabalham juntas para atingir um objetivo comum. Elas não são estáticas; são sistemas de trabalho que transformam recursos (inputs) em produtos e serviços (outputs). As organizações permeiam toda a vida moderna — nascemos, aprendemos, consumimos e trabalhamos dentro delas.</text:p>
      <text:h text:style-name="Heading_20_3" text:outline-level="3"><text:span text:style-name="Strong_20_Emphasis">1.2. Indicadores de Desempenho: Eficiência vs. Eficácia</text:span></text:h>
      <text:p text:style-name="Text_20_body">A avaliação da gestão organizacional depende da compreensão clara da dicotomia entre meios e fins.</text:p>
      <text:list text:style-name="L19">
        <text:list-item>
          <text:p text:style-name="P46"><text:span text:style-name="Strong_20_Emphasis">Eficiência (Foco nos Meios):</text:span> Refere-se a fazer as coisas corretamente. É uma medida interna de desempenho que foca no método, no processo, na redução de custos, no uso racional dos recursos e no cumprimento estrito de regulamentos e horários. Um administrador eficiente preocupa-se com o custo do trabalho, a manutenção de equipamentos e o retorno sobre o capital investido.</text:p>
          <text:list>
            <text:list-item>
              <text:p text:style-name="P47"><text:span text:style-name="Emphasis">Exemplos:</text:span> Jogar futebol com arte, treinar bem, ser pontual, reduzir desperdícios. </text:p>
            </text:list-item>
          </text:list>
        </text:list-item>
        <text:list-item>
          <text:p text:style-name="P46"><text:span text:style-name="Strong_20_Emphasis">Eficácia (Foco nos Fins):</text:span> Refere-se a fazer as coisas necessárias. É uma medida externa de desempenho que foca no resultado, no objetivo alcançado e na agregação de valor. Não basta economizar recursos se o produto final não atende à necessidade do mercado ou da organização.</text:p>
          <text:list>
            <text:list-item>
              <text:p text:style-name="P46"><text:span text:style-name="Emphasis">Exemplos:</text:span> Ganhar a partida de futebol, ganhar a guerra, agregar riqueza à organização. </text:p>
            </text:list-item>
          </text:list>
        </text:list-item>
      </text:list>
      <text:p text:style-name="Text_20_body"><text:span text:style-name="Strong_20_Emphasis">A Excelência:</text:span> O sucesso administrativo (excelência) ocorre exclusivamente quando há a simultaneidade de eficiência e eficácia. Uma organização pode ser extremamente eficiente (custo zero de desperdício) mas ineficaz (produzindo algo que ninguém quer comprar).</text:p>
      <text:h text:style-name="Heading_20_3" text:outline-level="3"><text:soft-page-break/><text:span text:style-name="Strong_20_Emphasis">1.3. O Processo Administrativo (Funções)</text:span></text:h>
      <text:p text:style-name="Text_20_body">Baseado na Teoria Clássica e no enfoque funcional de Henri Fayol, a administração opera através de quatro funções interligadas e cíclicas:</text:p>
      <text:list text:style-name="L20">
        <text:list-item>
          <text:p text:style-name="P49"><text:span text:style-name="Strong_20_Emphasis">Planejamento:</text:span> É a função de definir objetivos e os recursos necessários para alcançá-los. É a ferramenta para administrar as relações com o futuro, decidindo antecipadamente o que deve ser feito. </text:p>
        </text:list-item>
        <text:list-item>
          <text:p text:style-name="P49"><text:span text:style-name="Strong_20_Emphasis">Organização:</text:span> Refere-se à disposição dos recursos em uma estrutura. Envolve a divisão do trabalho, o agrupamento de atividades em órgãos ou departamentos e a definição de autoridade e responsabilidade para facilitar a realização dos objetivos. </text:p>
        </text:list-item>
        <text:list-item>
          <text:p text:style-name="P49"><text:span text:style-name="Strong_20_Emphasis">Direção/Liderança:</text:span> Envolve a influência interpessoal. É o processo de trabalhar com e através de pessoas, utilizando motivação, comunicação e coordenação para que as tarefas sejam executadas. </text:p>
        </text:list-item>
        <text:list-item>
          <text:p text:style-name="P48"><text:span text:style-name="Strong_20_Emphasis">Controle:</text:span> É a função de monitoramento. Consiste em verificar se o desempenho real corresponde ao planejado, corrigindo desvios e garantindo que os objetivos sejam atingidos. </text:p>
        </text:list-item>
      </text:list>
      <text:h text:style-name="Heading_20_3" text:outline-level="3"><text:span text:style-name="Strong_20_Emphasis">1.4. Níveis Hierárquicos e Competências</text:span></text:h>
      <text:p text:style-name="Text_20_body">A estrutura organizacional estratifica-se em três níveis, cada um exigindo um perfil de atuação distinto do administrador:</text:p>
      <text:list text:style-name="L21">
        <text:list-item>
          <text:p text:style-name="P51"><text:span text:style-name="Strong_20_Emphasis">Nível Institucional (Estratégico):</text:span> </text:p>
          <text:list>
            <text:list-item>
              <text:p text:style-name="P51"><text:span text:style-name="Emphasis">Composição:</text:span> Alta direção (Presidente, Diretores). </text:p>
            </text:list-item>
            <text:list-item>
              <text:p text:style-name="P51"><text:span text:style-name="Emphasis">Foco:</text:span> Longo prazo e abrangência global (toda a organização). </text:p>
            </text:list-item>
            <text:list-item>
              <text:p text:style-name="P51"><text:span text:style-name="Emphasis">Função:</text:span> Interage com o ambiente externo, define a missão, visão e o futuro do negócio. É onde se tomam as decisões estratégicas. </text:p>
            </text:list-item>
          </text:list>
        </text:list-item>
        <text:list-item>
          <text:p text:style-name="P51"><text:span text:style-name="Strong_20_Emphasis">Nível Intermediário (Tático):</text:span> </text:p>
          <text:list>
            <text:list-item>
              <text:p text:style-name="P51"><text:span text:style-name="Emphasis">Composição:</text:span> Gerentes de departamento/divisão. </text:p>
            </text:list-item>
            <text:list-item>
              <text:p text:style-name="P51"><text:span text:style-name="Emphasis">Foco:</text:span> Médio prazo e abrangência departamental (unidades específicas). </text:p>
            </text:list-item>
            <text:list-item>
              <text:p text:style-name="P51"><text:span text:style-name="Emphasis">Função:</text:span> Atua como "meio de campo" ou amortecedor. Traduz as estratégias globais do nível institucional em planos táticos e programas de ação para o nível operacional. </text:p>
            </text:list-item>
          </text:list>
        </text:list-item>
        <text:list-item>
          <text:p text:style-name="P51"><text:span text:style-name="Strong_20_Emphasis">Nível Operacional:</text:span> </text:p>
          <text:list>
            <text:list-item>
              <text:p text:style-name="P51"><text:span text:style-name="Emphasis">Composição:</text:span> Supervisores, chefes de seção. </text:p>
            </text:list-item>
            <text:list-item>
              <text:p text:style-name="P51"><text:span text:style-name="Emphasis">Foco:</text:span> Curto prazo e abrangência específica (tarefa/atividade). </text:p>
            </text:list-item>
            <text:list-item>
              <text:p text:style-name="P50"><text:span text:style-name="Emphasis">Função:</text:span> Supervisiona a execução direta do trabalho, focando na eficiência técnica e na rotina diária. </text:p>
            </text:list-item>
          </text:list>
        </text:list-item>
      </text:list>
      <text:p text:style-name="Horizontal_20_Line"/>
      <text:h text:style-name="Heading_20_2" text:outline-level="2"><text:span text:style-name="Strong_20_Emphasis">Módulo 2: O Ambiente Organizacional e a Visão Sistêmica</text:span></text:h>
      <text:h text:style-name="Heading_20_3" text:outline-level="3"><text:span text:style-name="Strong_20_Emphasis">2.1. Teoria dos Sistemas: A Organização como Sistema Aberto</text:span></text:h>
      <text:p text:style-name="Text_20_body">As organizações não são entidades autossuficientes; elas são <text:span text:style-name="Strong_20_Emphasis">sistemas abertos</text:span>. Isso significa que elas operam em constante interação dual com o ambiente: influenciam e são influenciadas por ele. O funcionamento organizacional segue a lógica sistêmica:</text:p>
      <text:list text:style-name="L22">
        <text:list-item>
          <text:p text:style-name="P53"><text:span text:style-name="Strong_20_Emphasis">Entradas (Inputs):</text:span> A organização importa recursos do ambiente (materiais, energia, informação, capital humano, tecnologia). </text:p>
        </text:list-item>
        <text:list-item>
          <text:p text:style-name="P53"><text:soft-page-break/><text:span text:style-name="Strong_20_Emphasis">Processamento (Throughput):</text:span> A organização opera internamente, transformando esses recursos através de seus subsistemas (departamentos, tecnologias de produção). </text:p>
        </text:list-item>
        <text:list-item>
          <text:p text:style-name="P53"><text:span text:style-name="Strong_20_Emphasis">Saídas (Outputs):</text:span> O resultado da transformação é devolvido ao ambiente sob a forma de produtos, serviços, lucros ou informações. </text:p>
        </text:list-item>
        <text:list-item>
          <text:p text:style-name="P53"><text:span text:style-name="Strong_20_Emphasis">Retroação (Feedback):</text:span> É o mecanismo de controle onde a informação sobre as saídas retorna à organização para ajustar as entradas ou o processamento, garantindo o equilíbrio e a correção de desvios. </text:p>
        </text:list-item>
        <text:list-item>
          <text:p text:style-name="P52"><text:span text:style-name="Strong_20_Emphasis">Entropia Negativa:</text:span> As organizações buscam importar mais energia do que gastam para evitar a desorganização e a morte (entropia). </text:p>
        </text:list-item>
      </text:list>
      <text:h text:style-name="Heading_20_3" text:outline-level="3"><text:span text:style-name="Strong_20_Emphasis">2.2. O Ambiente Geral (Macroambiente)</text:span></text:h>
      <text:p text:style-name="Text_20_body">O macroambiente constitui o cenário amplo e genérico que afeta todas as organizações, independentemente de seu ramo de atuação. Suas variáveis são incontroláveis pela empresa individualmente:</text:p>
      <text:list text:style-name="L23">
        <text:list-item>
          <text:p text:style-name="P55"><text:span text:style-name="Strong_20_Emphasis">Demográfico:</text:span> Estatísticas populacionais, idade, distribuição geográfica, taxas de natalidade. </text:p>
        </text:list-item>
        <text:list-item>
          <text:p text:style-name="P55"><text:span text:style-name="Strong_20_Emphasis">Econômico:</text:span> Inflação, distribuição de renda, PIB, taxas de juros, poder de compra. </text:p>
        </text:list-item>
        <text:list-item>
          <text:p text:style-name="P55"><text:span text:style-name="Strong_20_Emphasis">Natural:</text:span> Disponibilidade de recursos naturais, clima, sustentabilidade e questões ecológicas. </text:p>
        </text:list-item>
        <text:list-item>
          <text:p text:style-name="P55"><text:span text:style-name="Strong_20_Emphasis">Tecnológico:</text:span> Inovações, obsolescência técnica, novos processos produtivos e digitalização. </text:p>
        </text:list-item>
        <text:list-item>
          <text:p text:style-name="P55"><text:span text:style-name="Strong_20_Emphasis">Político-Legal:</text:span> Leis, regulamentos governamentais, estabilidade política, impostos, legislação trabalhista. </text:p>
        </text:list-item>
        <text:list-item>
          <text:p text:style-name="P54"><text:span text:style-name="Strong_20_Emphasis">Sociocultural:</text:span> Valores, crenças, costumes, padrões de comportamento e estilo de vida da sociedade. </text:p>
        </text:list-item>
      </text:list>
      <text:h text:style-name="Heading_20_3" text:outline-level="3"><text:span text:style-name="Strong_20_Emphasis">2.3. O Ambiente de Tarefa (Microambiente)</text:span></text:h>
      <text:p text:style-name="Text_20_body">O microambiente é o ambiente específico e imediato onde a organização opera e compete. É onde ela define seu domínio e traça suas estratégias diretas:</text:p>
      <text:list text:style-name="L24">
        <text:list-item>
          <text:p text:style-name="P57"><text:span text:style-name="Strong_20_Emphasis">Fornecedores:</text:span> Fontes de recursos (matéria-prima, capital, mão de obra). </text:p>
        </text:list-item>
        <text:list-item>
          <text:p text:style-name="P57"><text:span text:style-name="Strong_20_Emphasis">Clientes:</text:span> Consumidores dos produtos ou serviços (quem absorve as saídas). </text:p>
        </text:list-item>
        <text:list-item>
          <text:p text:style-name="P57"><text:span text:style-name="Strong_20_Emphasis">Concorrentes:</text:span> Outras organizações que disputam os mesmos insumos e os mesmos clientes. </text:p>
        </text:list-item>
        <text:list-item>
          <text:p text:style-name="P56"><text:span text:style-name="Strong_20_Emphasis">Agências Reguladoras:</text:span> Entidades que fiscalizam, normatizam e controlam as atividades do setor (sindicatos, órgãos do governo, associações de classe). </text:p>
        </text:list-item>
      </text:list>
      <text:p text:style-name="Horizontal_20_Line"/>
      <text:h text:style-name="Heading_20_2" text:outline-level="2"><text:span text:style-name="Strong_20_Emphasis">Módulo 3: A Gênese do Pensamento Administrativo (Escola Clássica)</text:span></text:h>
      <text:h text:style-name="Heading_20_3" text:outline-level="3"><text:span text:style-name="Strong_20_Emphasis">3.1. Contexto Histórico e Antecedentes</text:span></text:h>
      <text:p text:style-name="Text_20_body">A administração como prática remonta à antiguidade (Sumérios, Egípcios, Chineses, Romanos), mas sua consolidação como ciência ocorre pós-Revolução Industrial. A transição do artesanato para a fábrica gerou a necessidade de coordenação de grandes grupos, padronização e controle, culminando na <text:span text:style-name="Strong_20_Emphasis">Abordagem Clássica</text:span> no início do século XX.</text:p>
      <text:h text:style-name="Heading_20_3" text:outline-level="3"><text:soft-page-break/><text:span text:style-name="Strong_20_Emphasis">3.2. Administração Científica (Frederick Taylor)</text:span></text:h>
      <text:p text:style-name="Text_20_body">Focada na racionalização do trabalho no nível operacional (chão de fábrica).</text:p>
      <text:list text:style-name="L25">
        <text:list-item>
          <text:p text:style-name="P59"><text:span text:style-name="Strong_20_Emphasis">Problema:</text:span> Baixa eficiência, desperdício e "vadiagem" dos operários. </text:p>
        </text:list-item>
        <text:list-item>
          <text:p text:style-name="P59"><text:span text:style-name="Strong_20_Emphasis">Solução:</text:span> Organização Racional do Trabalho (ORT). </text:p>
        </text:list-item>
        <text:list-item>
          <text:p text:style-name="P59"><text:span text:style-name="Strong_20_Emphasis">Técnicas Chaves:</text:span> </text:p>
          <text:list>
            <text:list-item>
              <text:p text:style-name="P59"><text:span text:style-name="Strong_20_Emphasis">Estudo de Tempos e Movimentos (EMT):</text:span> Análise científica para eliminar movimentos inúteis e definir o tempo padrão. Objetivo: encontrar a <text:span text:style-name="Emphasis">the one best way</text:span> (a única melhor maneira) de fazer uma tarefa. </text:p>
            </text:list-item>
            <text:list-item>
              <text:p text:style-name="P59"><text:span text:style-name="Strong_20_Emphasis">Padronização:</text:span> De ferramentas, instrumentos e métodos de trabalho. </text:p>
            </text:list-item>
            <text:list-item>
              <text:p text:style-name="P59"><text:span text:style-name="Strong_20_Emphasis">Homo Economicus:</text:span> Concepção de que o homem é motivado exclusivamente por recompensas salariais e materiais. O pagamento deve ser por produção (peças produzidas) para incentivar o desempenho. </text:p>
            </text:list-item>
          </text:list>
        </text:list-item>
        <text:list-item>
          <text:p text:style-name="P58"><text:span text:style-name="Strong_20_Emphasis">Princípios:</text:span> Planejamento (substituir o improviso pela ciência), Preparo (seleção científica do trabalhador), Controle (certificar a execução) e Execução (distribuição de atribuições). </text:p>
        </text:list-item>
      </text:list>
      <text:h text:style-name="Heading_20_3" text:outline-level="3"><text:span text:style-name="Strong_20_Emphasis">3.3. Fordismo (Henry Ford)</text:span></text:h>
      <text:p text:style-name="Text_20_body">Focado na produção em massa e na eficiência produtiva extrema.</text:p>
      <text:list text:style-name="L26">
        <text:list-item>
          <text:p text:style-name="P61"><text:span text:style-name="Strong_20_Emphasis">Inovação Disruptiva:</text:span> A <text:span text:style-name="Strong_20_Emphasis">Linha de Montagem Móvel</text:span> (1913). O produto se move até o trabalhador, e não o contrário. Isso fixa o ritmo da produção pela velocidade da esteira. </text:p>
        </text:list-item>
        <text:list-item>
          <text:p text:style-name="P61"><text:span text:style-name="Strong_20_Emphasis">Características:</text:span> </text:p>
          <text:list>
            <text:list-item>
              <text:p text:style-name="P61"><text:span text:style-name="Strong_20_Emphasis">Padronização:</text:span> Peças intercambiáveis e produção de modelos únicos (ex: Modelo T preto). </text:p>
            </text:list-item>
            <text:list-item>
              <text:p text:style-name="P61"><text:span text:style-name="Strong_20_Emphasis">Especialização:</text:span> O trabalhador realiza uma única tarefa repetitiva e simples. </text:p>
            </text:list-item>
            <text:list-item>
              <text:p text:style-name="P61"><text:span text:style-name="Strong_20_Emphasis">Verticalização:</text:span> Controle total da cadeia produtiva, desde a matéria-prima até o transporte final. </text:p>
            </text:list-item>
            <text:list-item>
              <text:p text:style-name="P60"><text:span text:style-name="Strong_20_Emphasis">Política Salarial:</text:span> <text:span text:style-name="Emphasis">Five dollar day</text:span>. Ford aumentou os salários e reduziu a jornada para criar um mercado consumidor para seus próprios produtos. </text:p>
            </text:list-item>
          </text:list>
        </text:list-item>
      </text:list>
      <text:h text:style-name="Heading_20_3" text:outline-level="3"><text:span text:style-name="Strong_20_Emphasis">3.4. Teoria Clássica / Anatomista (Henri Fayol)</text:span></text:h>
      <text:p text:style-name="Text_20_body">Focada na estrutura organizacional e na gestão a partir do topo (nível institucional).</text:p>
      <text:list text:style-name="L27">
        <text:list-item>
          <text:p text:style-name="P63"><text:span text:style-name="Strong_20_Emphasis">Funções da Empresa:</text:span> Fayol dividiu a empresa em 6 funções: Técnica (produção), Comercial (compra/venda), Financeira (capital), Segurança (bens/pessoas), Contábil (inventários) e Administrativa. A função administrativa coordena as demais. </text:p>
        </text:list-item>
        <text:list-item>
          <text:p text:style-name="P63"><text:span text:style-name="Strong_20_Emphasis">Funções do Administrador (POCCC):</text:span> Prever, Organizar, Comandar, Coordenar e Controlar. Evoluiu para o atual PODC (Planejar, Organizar, Dirigir, Controlar). </text:p>
        </text:list-item>
        <text:list-item>
          <text:p text:style-name="P63"><text:span text:style-name="Strong_20_Emphasis">14 Princípios de Administração:</text:span> Regras universais para a gerência, incluindo: </text:p>
          <text:list>
            <text:list-item>
              <text:p text:style-name="P63"><text:span text:style-name="Strong_20_Emphasis">Unidade de Comando:</text:span> Um subordinado recebe ordens de apenas um chefe. </text:p>
            </text:list-item>
            <text:list-item>
              <text:p text:style-name="P63"><text:span text:style-name="Strong_20_Emphasis">Unidade de Direção:</text:span> Um só plano e um só chefe para atividades com o mesmo objetivo. </text:p>
            </text:list-item>
            <text:list-item>
              <text:p text:style-name="P63"><text:span text:style-name="Strong_20_Emphasis">Cadeia Escalar (Hierarquia):</text:span> Linha de autoridade do topo à base. </text:p>
            </text:list-item>
            <text:list-item>
              <text:p text:style-name="P62"><text:span text:style-name="Strong_20_Emphasis">Espírito de Equipe:</text:span> Harmonia e união do pessoal. </text:p>
            </text:list-item>
          </text:list>
        </text:list-item>
      </text:list>
      <text:h text:style-name="Heading_20_3" text:outline-level="3"><text:soft-page-break/><text:span text:style-name="Strong_20_Emphasis">3.5. Teoria da Burocracia (Max Weber)</text:span></text:h>
      <text:p text:style-name="Text_20_body">Focada na racionalidade e na autoridade legal. A Burocracia é o modelo ideal de organização para a eficiência.</text:p>
      <text:list text:style-name="L28">
        <text:list-item>
          <text:p text:style-name="P65"><text:span text:style-name="Strong_20_Emphasis">Características Fundamentais:</text:span> </text:p>
          <text:list>
            <text:list-item>
              <text:p text:style-name="P65"><text:span text:style-name="Strong_20_Emphasis">Formalidade:</text:span> Todas as comunicações e regras são escritas. </text:p>
            </text:list-item>
            <text:list-item>
              <text:p text:style-name="P65"><text:span text:style-name="Strong_20_Emphasis">Impessoalidade:</text:span> As regras aplicam-se aos cargos, não às pessoas. Obedece-se à lei, não à vontade do chefe. </text:p>
            </text:list-item>
            <text:list-item>
              <text:p text:style-name="P65"><text:span text:style-name="Strong_20_Emphasis">Profissionalização:</text:span> Seleção baseada em mérito técnico e competência; separação completa entre a propriedade (dono) e a administração (gestor). </text:p>
            </text:list-item>
            <text:list-item>
              <text:p text:style-name="P65"><text:span text:style-name="Strong_20_Emphasis">Hierarquia de Autoridade:</text:span> Estrutura verticalizada de comando e controle rígidos. </text:p>
            </text:list-item>
          </text:list>
        </text:list-item>
        <text:list-item>
          <text:p text:style-name="P65"><text:span text:style-name="Strong_20_Emphasis">Tipos de Dominação (Autoridade):</text:span> </text:p>
          <text:list>
            <text:list-item>
              <text:p text:style-name="P65"><text:span text:style-name="Strong_20_Emphasis">Tradicional:</text:span> Baseada em costumes e hábitos passados (ex: patriarcado, realeza). </text:p>
            </text:list-item>
            <text:list-item>
              <text:p text:style-name="P65"><text:span text:style-name="Strong_20_Emphasis">Carismática:</text:span> Baseada nas características pessoais e "mágicas" do líder (ex: heróis, demagogos). É instável. </text:p>
            </text:list-item>
            <text:list-item>
              <text:p text:style-name="P64"><text:span text:style-name="Strong_20_Emphasis">Racional-Legal:</text:span> Baseada em regras, leis e estatutos. É a base da burocracia e das organizações modernas. </text:p>
            </text:list-item>
          </text:list>
        </text:list-item>
      </text:list>
      <text:p text:style-name="Horizontal_20_Line"/>
      <text:h text:style-name="Heading_20_2" text:outline-level="2"><text:span text:style-name="Strong_20_Emphasis">Módulo 4: A Humanização e a Modernização da Gestão</text:span></text:h>
      <text:h text:style-name="Heading_20_3" text:outline-level="3"><text:span text:style-name="Strong_20_Emphasis">4.1. Escola das Relações Humanas</text:span></text:h>
      <text:p text:style-name="Text_20_body">Surgiu como reação à desumanização da Teoria Clássica (que via o operário como parte da máquina).</text:p>
      <text:list text:style-name="L29">
        <text:list-item>
          <text:p text:style-name="P67"><text:span text:style-name="Strong_20_Emphasis">A Experiência de Hawthorne (Elton Mayo):</text:span> Iniciada para avaliar o efeito da iluminação na produtividade, revelou que fatores psicológicos e sociais eram determinantes. </text:p>
        </text:list-item>
        <text:list-item>
          <text:p text:style-name="P67"><text:span text:style-name="Strong_20_Emphasis">Conclusões:</text:span> </text:p>
          <text:list>
            <text:list-item>
              <text:p text:style-name="P67">O nível de produção é determinado por normas sociais e integração do grupo, não apenas pela capacidade física. </text:p>
            </text:list-item>
            <text:list-item>
              <text:p text:style-name="P67">O trabalhador não age isoladamente, mas como membro de um grupo (<text:span text:style-name="Strong_20_Emphasis">Organização Informal</text:span>). </text:p>
            </text:list-item>
            <text:list-item>
              <text:p text:style-name="P66">A empresa possui uma função econômica (produzir bens) e uma função social (prover satisfação aos empregados). </text:p>
            </text:list-item>
          </text:list>
        </text:list-item>
      </text:list>
      <text:h text:style-name="Heading_20_3" text:outline-level="3"><text:span text:style-name="Strong_20_Emphasis">4.2. Teorias da Motivação e Liderança</text:span></text:h>
      <text:list text:style-name="L30">
        <text:list-item>
          <text:p text:style-name="P69"><text:span text:style-name="Strong_20_Emphasis">Hierarquia das Necessidades (Maslow):</text:span> As necessidades humanas organizam-se em uma pirâmide. Apenas quando um nível inferior é satisfeito, o nível superior torna-se motivador: </text:p>
          <text:list>
            <text:list-item>
              <text:p text:style-name="P69"><text:span text:style-name="Strong_20_Emphasis">Fisiológicas:</text:span> Fome, sede, sono (Base). </text:p>
            </text:list-item>
            <text:list-item>
              <text:p text:style-name="P69"><text:span text:style-name="Strong_20_Emphasis">Segurança:</text:span> Estabilidade, proteção contra ameaças. </text:p>
            </text:list-item>
            <text:list-item>
              <text:p text:style-name="P69"><text:span text:style-name="Strong_20_Emphasis">Sociais:</text:span> Afeto, aceitação, amizade. </text:p>
            </text:list-item>
            <text:list-item>
              <text:p text:style-name="P69"><text:span text:style-name="Strong_20_Emphasis">Estima:</text:span> Autoestima, reconhecimento, status. </text:p>
            </text:list-item>
            <text:list-item>
              <text:p text:style-name="P69"><text:span text:style-name="Strong_20_Emphasis">Autorrealização:</text:span> Desenvolvimento pleno do potencial próprio (Topo). </text:p>
            </text:list-item>
          </text:list>
        </text:list-item>
        <text:list-item>
          <text:p text:style-name="P69"><text:span text:style-name="Strong_20_Emphasis">Estilos de Liderança:</text:span> </text:p>
          <text:list>
            <text:list-item>
              <text:p text:style-name="P69"><text:span text:style-name="Strong_20_Emphasis">Autocrática:</text:span> O líder decide tudo, foco na tarefa, dominação. </text:p>
            </text:list-item>
            <text:list-item>
              <text:p text:style-name="P69"><text:soft-page-break/><text:span text:style-name="Strong_20_Emphasis">Democrática:</text:span> O líder decide com o grupo, foco nas pessoas, orientação. </text:p>
            </text:list-item>
            <text:list-item>
              <text:p text:style-name="P68"><text:span text:style-name="Strong_20_Emphasis">Liberal (Laissez-faire):</text:span> O grupo decide, o líder tem participação mínima. </text:p>
            </text:list-item>
          </text:list>
        </text:list-item>
      </text:list>
      <text:h text:style-name="Heading_20_3" text:outline-level="3"><text:span text:style-name="Strong_20_Emphasis">4.3. Qualidade e Toyotismo (Modelo Japonês)</text:span></text:h>
      <text:list text:style-name="L31">
        <text:list-item>
          <text:p text:style-name="P71"><text:span text:style-name="Strong_20_Emphasis">Evolução da Qualidade:</text:span> </text:p>
          <text:list>
            <text:list-item>
              <text:p text:style-name="P71"><text:span text:style-name="Strong_20_Emphasis">Era da Inspeção:</text:span> Verificar o produto final e descartar defeitos. Foco no produto. </text:p>
            </text:list-item>
            <text:list-item>
              <text:p text:style-name="P71"><text:span text:style-name="Strong_20_Emphasis">Era do Controle Estatístico:</text:span> Uso de amostragem para controlar o processo produtivo. </text:p>
            </text:list-item>
            <text:list-item>
              <text:p text:style-name="P71"><text:span text:style-name="Strong_20_Emphasis">Era da Qualidade Total (TQM):</text:span> A qualidade é responsabilidade de todos na empresa. Foco na prevenção de defeitos e satisfação do cliente. </text:p>
            </text:list-item>
          </text:list>
        </text:list-item>
        <text:list-item>
          <text:p text:style-name="P71"><text:span text:style-name="Strong_20_Emphasis">Sistema Toyota de Produção (Toyotismo):</text:span> Desenvolvido no Japão pós-guerra para combater o desperdício e a rigidez do fordismo. </text:p>
          <text:list>
            <text:list-item>
              <text:p text:style-name="P71"><text:span text:style-name="Strong_20_Emphasis">Just-in-Time:</text:span> Produzir apenas o necessário, no momento certo e na quantidade certa (estoque zero). </text:p>
            </text:list-item>
            <text:list-item>
              <text:p text:style-name="P71"><text:span text:style-name="Strong_20_Emphasis">Kaizen:</text:span> Melhoria contínua dos processos. </text:p>
            </text:list-item>
            <text:list-item>
              <text:p text:style-name="P70"><text:span text:style-name="Strong_20_Emphasis">Produção Enxuta:</text:span> Flexibilidade para produzir lotes pequenos de modelos variados. </text:p>
            </text:list-item>
          </text:list>
        </text:list-item>
      </text:list>
      <text:p text:style-name="Horizontal_20_Line"/>
      <text:h text:style-name="Heading_20_2" text:outline-level="2"><text:span text:style-name="Strong_20_Emphasis">Módulo 5: Estratégia, Mudança e Cultura Organizacional</text:span></text:h>
      <text:h text:style-name="Heading_20_3" text:outline-level="3"><text:span text:style-name="Strong_20_Emphasis">5.1. Planejamento Estratégico</text:span></text:h>
      <text:p text:style-name="Text_20_body">É o processo sistêmico de definir metas de longo prazo e os meios para alcançá-las, considerando o ambiente externo.</text:p>
      <text:list text:style-name="L32">
        <text:list-item>
          <text:p text:style-name="P73"><text:span text:style-name="Strong_20_Emphasis">Ferramentas de Análise:</text:span> </text:p>
          <text:list>
            <text:list-item>
              <text:p text:style-name="P73"><text:span text:style-name="Strong_20_Emphasis">Análise SWOT (Implícita no texto):</text:span> Diagnóstico de forças e fraquezas (internas) e oportunidades e ameaças (externas). </text:p>
            </text:list-item>
            <text:list-item>
              <text:p text:style-name="P73"><text:span text:style-name="Strong_20_Emphasis">Matriz BCG (Boston Consulting Group):</text:span> Classifica unidades de negócio/produtos baseando-se em "Crescimento do Mercado" vs. "Participação no Mercado": </text:p>
              <text:list>
                <text:list-item>
                  <text:p text:style-name="P73"><text:span text:style-name="Strong_20_Emphasis">Estrela:</text:span> Alto crescimento, alta participação (Exige investimento, gera receita). </text:p>
                </text:list-item>
                <text:list-item>
                  <text:p text:style-name="P73"><text:span text:style-name="Strong_20_Emphasis">Vaca Leiteira:</text:span> Baixo crescimento, alta participação (Gera caixa com pouco investimento). </text:p>
                </text:list-item>
                <text:list-item>
                  <text:p text:style-name="P73"><text:span text:style-name="Strong_20_Emphasis">Interrogação:</text:span> Alto crescimento, baixa participação (Risco alto, exige decisão de investir ou descartar). </text:p>
                </text:list-item>
                <text:list-item>
                  <text:p text:style-name="P72"><text:span text:style-name="Strong_20_Emphasis">Abacaxi/Cachorro:</text:span> Baixo crescimento, baixa participação (Descartar/liquidar). 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5.2. Cultura Organizacional</text:span></text:h>
      <text:p text:style-name="Text_20_body">Conjunto de hábitos, crenças, valores e tradições compartilhados pelos membros de uma organização.</text:p>
      <text:list text:style-name="L33">
        <text:list-item>
          <text:p text:style-name="P75"><text:span text:style-name="Strong_20_Emphasis">Modelo do Iceberg:</text:span> </text:p>
          <text:list>
            <text:list-item>
              <text:p text:style-name="P75"><text:span text:style-name="Strong_20_Emphasis">Visível (Acima da água):</text:span> Aspectos formais como estrutura, organograma, tecnologia, políticas e manuais. </text:p>
            </text:list-item>
            <text:list-item>
              <text:p text:style-name="P74"><text:soft-page-break/><text:span text:style-name="Strong_20_Emphasis">Invisível (Submerso):</text:span> Aspectos informais e ocultos como padrões de influência, sentimentos, relações afetivas, medos e valores reais. É aqui que reside a verdadeira força da cultura e onde ocorrem as resistências à mudança. </text:p>
            </text:list-item>
          </text:list>
        </text:list-item>
      </text:list>
      <text:h text:style-name="Heading_20_3" text:outline-level="3"><text:span text:style-name="Strong_20_Emphasis">5.3. Mudança Organizacional e Modelos Estruturais</text:span></text:h>
      <text:list text:style-name="L34">
        <text:list-item>
          <text:p text:style-name="P77"><text:span text:style-name="Strong_20_Emphasis">Modelos de Organização:</text:span> </text:p>
          <text:list>
            <text:list-item>
              <text:p text:style-name="P77"><text:span text:style-name="Strong_20_Emphasis">Mecanicista:</text:span> Rígido, burocrático, hierarquizado, centralizado. Adequado a ambientes estáveis. (Herança de Weber/Fayol). </text:p>
            </text:list-item>
            <text:list-item>
              <text:p text:style-name="P77"><text:span text:style-name="Strong_20_Emphasis">Orgânico:</text:span> Flexível, descentralizado, comunicação aberta, adaptável. Adequado a ambientes instáveis e de mudança rápida. </text:p>
            </text:list-item>
          </text:list>
        </text:list-item>
        <text:list-item>
          <text:p text:style-name="P76"><text:span text:style-name="Strong_20_Emphasis">Resistência à Mudança:</text:span> Pode ocorrer por medo do desconhecido, interesses pessoais, falta de confiança ou apego ao <text:span text:style-name="Emphasis">status quo</text:span>. A <text:span text:style-name="Strong_20_Emphasis">resiliência</text:span> é a capacidade da organização de absorver o impacto da mudança e recuperar-se. </text:p>
        </text:list-item>
      </text:list>
      <text:p text:style-name="Horizontal_20_Line"/>
      <text:h text:style-name="Heading_20_1" text:outline-level="1"><text:span text:style-name="Strong_20_Emphasis">Seção de Aplicação Prática: Estudos de Caso</text:span></text:h>
      <text:h text:style-name="Heading_20_3" text:outline-level="3"><text:span text:style-name="Strong_20_Emphasis">Caso 1: A Transformação da Montadora "AutoVeloz"</text:span></text:h>
      <text:p text:style-name="Text_20_body"><text:span text:style-name="Strong_20_Emphasis">Cenário:</text:span> A "AutoVeloz" opera há 50 anos utilizando o modelo fordista clássico: linhas de montagem rígidas, grandes estoques de peças para evitar paradas e produção empurrada (produz para estoque). Recentemente, começou a perder mercado para concorrentes asiáticos que lançam modelos novos a cada 6 meses com custo menor. <text:span text:style-name="Strong_20_Emphasis">Aplicação Teórica:</text:span></text:p>
      <text:list text:style-name="L35">
        <text:list-item>
          <text:p text:style-name="P79"><text:span text:style-name="Strong_20_Emphasis">Diagnóstico:</text:span> A AutoVeloz sofre de rigidez estrutural (Modelo Mecanicista) em um ambiente que exige flexibilidade (Ambiente Instável/Tecnológico). Seus estoques altos geram custos de capital (ineficiência) e seu produto padronizado não atende mais à necessidade de variedade do cliente (ineficácia). </text:p>
        </text:list-item>
        <text:list-item>
          <text:p text:style-name="P78"><text:span text:style-name="Strong_20_Emphasis">Solução (Toyotismo/Sistêmica):</text:span> A empresa deve transitar para o <text:span text:style-name="Emphasis">Just-in-Time</text:span> (eliminando estoques intermediários) e adotar células de produção flexíveis. Deve implementar o <text:span text:style-name="Emphasis">Kaizen</text:span> (melhoria contínua) ouvindo o chão de fábrica, rompendo a separação rígida entre planejamento e execução de Taylor. </text:p>
        </text:list-item>
      </text:list>
      <text:h text:style-name="Heading_20_3" text:outline-level="3"><text:span text:style-name="Strong_20_Emphasis">Caso 2: Conflito no Hospital "Santa Clara"</text:span></text:h>
      <text:p text:style-name="Text_20_body"><text:span text:style-name="Strong_20_Emphasis">Cenário:</text:span> O novo diretor do hospital, estritamente burocrático (Weberiano), impôs regras rígidas de ponto e proibiu conversas nos corredores para aumentar a eficiência. Resultado: a rotatividade de enfermeiros dobrou e a qualidade do atendimento caiu, apesar dos processos estarem "perfeitos" no papel. <text:span text:style-name="Strong_20_Emphasis">Aplicação Teórica:</text:span></text:p>
      <text:list text:style-name="L36">
        <text:list-item>
          <text:p text:style-name="P81"><text:span text:style-name="Strong_20_Emphasis">Diagnóstico:</text:span> O diretor focou excessivamente na organização formal e na eficiência (meios), ignorando a organização informal e as necessidades sociais (Escola das Relações Humanas). Ao atacar a interação social, ele destruiu a "cooperação espontânea" necessária em ambientes complexos como hospitais. </text:p>
        </text:list-item>
        <text:list-item>
          <text:p text:style-name="P80"><text:span text:style-name="Strong_20_Emphasis">Solução (Comportamental):</text:span> É necessário aplicar a teoria de Maslow. As necessidades sociais e de estima dos enfermeiros foram violadas. O diretor deve adotar uma liderança <text:soft-page-break/>mais democrática, entendendo que a produtividade em serviços de saúde depende da satisfação e do bem-estar psicológico da equipe (Elton Mayo). </text:p>
        </text:list-item>
      </text:list>
      <text:p text:style-name="Horizontal_20_Line"/>
      <text:h text:style-name="Heading_20_1" text:outline-level="1"><text:span text:style-name="Strong_20_Emphasis">Banco de Questões Comentadas (Nível Complexo)</text:span></text:h>
      <text:p text:style-name="Text_20_body"><text:span text:style-name="Strong_20_Emphasis">Questão 1:</text:span> Analise a afirmação: "A burocracia de Weber é sinônimo de ineficiência e lentidão". Com base na teoria original, refute ou confirme, explicando as disfunções.</text:p>
      <text:list text:style-name="L37">
        <text:list-item>
          <text:p text:style-name="P82"><text:span text:style-name="Strong_20_Emphasis">Gabarito:</text:span> A afirmação é falsa na teoria, mas pode ser verdadeira na prática devido às disfunções. Para Weber, a burocracia é o modelo de máxima eficiência (racionalidade, precisão). A lentidão é uma "disfunção da burocracia" (excesso de formalismo, apego às regras), não seu objetivo. O aluno deve distinguir o "tipo ideal" weberiano das distorções práticas. </text:p>
        </text:list-item>
      </text:list>
      <text:p text:style-name="Text_20_body"><text:span text:style-name="Strong_20_Emphasis">Questão 2:</text:span> Diferencie Eficiência de Eficácia utilizando o conceito de "Miopia Estratégica".</text:p>
      <text:list text:style-name="L38">
        <text:list-item>
          <text:p text:style-name="P83"><text:span text:style-name="Strong_20_Emphasis">Gabarito:</text:span> Eficiência é fazer certo as coisas (meios); Eficácia é fazer as coisas certas (fins). A miopia estratégica ocorre quando uma empresa foca tanto na eficiência (ex: reduzir custos de um produto obsoleto) que esquece a eficácia (ex: o mercado não quer mais aquele produto). Ela é "eficientemente ineficaz". </text:p>
        </text:list-item>
      </text:list>
      <text:p text:style-name="Text_20_body"><text:span text:style-name="Strong_20_Emphasis">Questão 3:</text:span> Como a Teoria dos Sistemas altera a visão de Fayol sobre a gestão empresarial?</text:p>
      <text:list text:style-name="L39">
        <text:list-item>
          <text:p text:style-name="P84"><text:span text:style-name="Strong_20_Emphasis">Gabarito:</text:span> Fayol via a empresa como um sistema fechado (foco interno, estrutura, 14 princípios universais). A Teoria dos Sistemas introduz a visão de "Sistema Aberto", onde a sobrevivência da organização depende de sua interação com o ambiente (entradas e saídas) e da retroação (feedback). O foco muda de "como organizar internamente" para "como se adaptar externamente". </text:p>
        </text:list-item>
      </text:list>
      <text:p text:style-name="Text_20_body"><text:span text:style-name="Strong_20_Emphasis">Questão 4:</text:span> Explique a relação entre a "Linha de Montagem" de Ford e a "Hierarquia das Necessidades" de Maslow. Por que o modelo de Ford entrou em crise sob a ótica comportamental?</text:p>
      <text:list text:style-name="L40">
        <text:list-item>
          <text:p text:style-name="P85"><text:span text:style-name="Strong_20_Emphasis">Gabarito:</text:span> O Fordismo foca apenas nas necessidades fisiológicas e de segurança (salários altos, emprego estável - base da pirâmide). Ele ignora as necessidades sociais, de estima e autorrealização, pois o trabalho é repetitivo e alienante. O modelo entra em crise quando os trabalhadores, com necessidades básicas já satisfeitas, buscam significado no trabalho, gerando desmotivação e conflito no modelo rígido. </text:p>
        </text:list-item>
      </text:list>
      <text:p text:style-name="Text_20_body"><text:span text:style-name="Strong_20_Emphasis">Questão 5:</text:span> No contexto do Planejamento Estratégico, como a Matriz BCG auxilia na alocação de recursos de uma holding?</text:p>
      <text:list text:style-name="L41">
        <text:list-item>
          <text:p text:style-name="P86"><text:span text:style-name="Strong_20_Emphasis">Gabarito:</text:span> A Matriz BCG permite equilibrar o portfólio. A empresa deve usar o caixa gerado pelas "Vacas Leiteiras" (baixo crescimento, alta participação) para financiar as "Estrelas" (que precisam de caixa para manter o crescimento) e apostar seletivamente em algumas "Interrogações". Deve-se desinvestir nos "Abacaxis" para não drenar recursos. </text:p>
        </text:list-item>
      </text:list>
      <text:p text:style-name="Text_20_body"><text:span text:style-name="Strong_20_Emphasis">Questão 6:</text:span> Qual a contribuição de Mary Parker Follett e Elton Mayo para a desconstrução do conceito de <text:span text:style-name="Emphasis">Homo Economicus</text:span> de Taylor?</text:p>
      <text:list text:style-name="L42">
        <text:list-item>
          <text:p text:style-name="P87"><text:soft-page-break/><text:span text:style-name="Strong_20_Emphasis">Gabarito:</text:span> Taylor via o homem motivado apenas por dinheiro (<text:span text:style-name="Emphasis">Homo Economicus</text:span>). Mayo provou em Hawthorne que o homem é um "Animal Social", motivado por reconhecimento, aprovação do grupo e bem-estar relacional. Follett introduziu a importância da coordenação e da resolução de conflitos via integração, não dominação. Ambos provaram que a lógica financeira é insuficiente para explicar a produtividade. </text:p>
        </text:list-item>
      </text:list>
      <text:p text:style-name="Text_20_body"><text:span text:style-name="Strong_20_Emphasis">Questão 7:</text:span> Compare a autoridade na Teoria Clássica (Fayol) com a autoridade na Teoria da Burocracia (Weber).</text:p>
      <text:list text:style-name="L43">
        <text:list-item>
          <text:p text:style-name="P88"><text:span text:style-name="Strong_20_Emphasis">Gabarito:</text:span> Para Fayol, a autoridade é o direito de dar ordens e o poder de exigir obediência, derivada tanto da posição quanto da característica pessoal do chefe. Para Weber, a autoridade (dominação racional-legal) reside exclusivamente no <text:span text:style-name="Emphasis">cargo</text:span>, não na pessoa. É impessoal e limitada pelas regras e regulamentos estatutários. </text:p>
        </text:list-item>
      </text:list>
      <text:p text:style-name="Text_20_body"><text:span text:style-name="Strong_20_Emphasis">Questão 8:</text:span> O que é "Entropia" no contexto organizacional e qual o papel da gestão para combatê-la?</text:p>
      <text:list text:style-name="L44">
        <text:list-item>
          <text:p text:style-name="P89"><text:span text:style-name="Strong_20_Emphasis">Gabarito:</text:span> Entropia é a tendência natural de qualquer sistema para a desordem, desintegração e morte. A gestão combate a entropia através da "Entropia Negativa": importando mais energia/recursos do ambiente do que consome, renovando processos e adaptando-se às mudanças ambientais para manter o sistema vivo e ordenado. </text:p>
        </text:list-item>
      </text:list>
      <text:p text:style-name="Text_20_body"><text:span text:style-name="Strong_20_Emphasis">Questão 9:</text:span> Defina "Cultura Organizacional" utilizando a metáfora do Iceberg e explique por que é difícil mudá-la.</text:p>
      <text:list text:style-name="L45">
        <text:list-item>
          <text:p text:style-name="P90"><text:span text:style-name="Strong_20_Emphasis">Gabarito:</text:span> A cultura tem componentes visíveis (topo do iceberg: normas, estrutura, layout) e invisíveis (fundo do iceberg: valores, sentimentos, crenças inconscientes). É difícil mudar porque as intervenções geralmente focam apenas no topo (formal), enquanto a verdadeira resistência reside na parte submersa (emocional/cognitiva), que exige tempo e processos profundos de reeducação para ser alterada. </text:p>
        </text:list-item>
      </text:list>
      <text:p text:style-name="Text_20_body"><text:span text:style-name="Strong_20_Emphasis">Questão 10:</text:span> Como o modelo <text:span text:style-name="Emphasis">Just-in-Time</text:span> do Toyotismo desafia a lógica de "Eficiência" do Fordismo?</text:p>
      <text:list text:style-name="L46">
        <text:list-item>
          <text:p text:style-name="P91"><text:span text:style-name="Strong_20_Emphasis">Gabarito:</text:span> Para o Fordismo, eficiência era produzir o máximo possível para reduzir o custo unitário (economia de escala), gerando grandes estoques. Para o Toyotismo, estoque parado é desperdício (custo, espaço, risco). A eficiência no Toyotismo é produzir <text:span text:style-name="Emphasis">apenas</text:span> o necessário, eliminando o estoque. O que era "segurança" para Ford virou "desperdício" para a Toyota. </text:p>
        </text:list-item>
      </text:list>
      <text:p text:style-name="Horizontal_20_Line"/>
      <text:h text:style-name="Heading_20_1" text:outline-level="1"><text:span text:style-name="Strong_20_Emphasis">Síntese Integradora</text:span></text:h>
      <text:p text:style-name="Text_20_body">As fontes analisadas convergem para uma narrativa evolutiva da administração. Não há uma ruptura total entre as teorias, mas uma superposição de camadas.</text:p>
      <text:list text:style-name="L47">
        <text:list-item>
          <text:p text:style-name="P93"><text:span text:style-name="Strong_20_Emphasis">Correlações:</text:span> A busca por <text:span text:style-name="Strong_20_Emphasis">eficiência</text:span> iniciada por Taylor (chão de fábrica) foi expandida por Fayol (estrutura geral) e codificada por Weber (normas). Posteriormente, o Toyotismo recuperou essa busca por eficiência de Taylor, mas humanizou o processo ao dar autonomia ao operário (influência das Relações Humanas) e focar na demanda (Visão Sistêmica). </text:p>
        </text:list-item>
        <text:list-item>
          <text:p text:style-name="P93"><text:soft-page-break/><text:span text:style-name="Strong_20_Emphasis">Contradições Aparentes:</text:span> A maior tensão reside entre a <text:span text:style-name="Strong_20_Emphasis">Abordagem Clássica</text:span> (foco na tarefa/estrutura, homem racional) e a <text:span text:style-name="Strong_20_Emphasis">Abordagem Humanística</text:span> (foco nas pessoas, homem social). Enquanto Taylor desenhava o trabalho para ignorar a subjetividade humana, Mayo provou que essa subjetividade é o que determina, em última instância, o sucesso da técnica. </text:p>
        </text:list-item>
        <text:list-item>
          <text:p text:style-name="P92"><text:span text:style-name="Strong_20_Emphasis">Conclusão:</text:span> A administração moderna é situacional (contingencial). Não existe "o melhor jeito" (<text:span text:style-name="Emphasis">the one best way</text:span>) absoluto. O gestor deve usar a eficiência de Taylor/Ford em processos repetitivos, a estrutura de Fayol/Weber para organizar o crescimento, e a liderança de Mayo/Maslow para gerir pessoas e inovação, tudo isso sob uma leitura atenta do ambiente externo (Sistêmica/Estratégica). 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2:00:48.149987391</meta:creation-date>
    <dc:date>2026-02-10T15:06:23.916304505</dc:date>
    <meta:editing-duration>PT19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3" meta:paragraph-count="232" meta:word-count="4096" meta:character-count="28071" meta:non-whitespace-character-count="24213"/>
  </office:meta>
</office:document-meta>
</file>